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999999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4" style:family="graphic" style:parent-style-name="standard">
      <style:graphic-properties svg:stroke-width="0.152cm" draw:marker-start-width="0.427cm" draw:marker-end-width="0.427cm" draw:fill="solid" draw:fill-color="#ff3366" draw:textarea-horizontal-align="center" draw:textarea-vertical-align="middle" fo:padding-top="0.076cm" fo:padding-bottom="0.076cm" fo:padding-left="0.076cm" fo:padding-right="0.076cm" draw:shadow="visible"/>
    </style:style>
    <style:style style:name="gr5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center" draw:textarea-vertical-align="middle" draw:shadow="visible"/>
    </style:style>
    <style:style style:name="gr8" style:family="graphic" style:parent-style-name="standard">
      <style:graphic-properties draw:fill="solid" draw:fill-color="#9999cc" draw:textarea-horizontal-align="center" draw:textarea-vertical-align="middle" draw:shadow="visible"/>
    </style:style>
    <style:style style:name="gr9" style:family="graphic" style:parent-style-name="standard">
      <style:graphic-properties draw:fill="solid" draw:fill-color="#9966cc" draw:textarea-horizontal-align="center" draw:textarea-vertical-align="middle" draw:shadow="visib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9.558cm" svg:height="11.971cm" svg:x="0.902cm" svg:y="8.529cm">
          <text:p text:style-name="P2"/>
        </draw:rect>
        <draw:rect draw:style-name="gr2" draw:text-style-name="P1" draw:layer="layout" svg:width="14.104cm" svg:height="6.068cm" svg:x="1.271cm" svg:y="10.332cm">
          <text:p text:style-name="P2"/>
        </draw:rect>
        <draw:rect draw:style-name="gr1" draw:text-style-name="P1" draw:layer="layout" svg:width="19.558cm" svg:height="7.093cm" svg:x="0.861cm" svg:y="1.23cm">
          <text:p text:style-name="P2"/>
        </draw:rect>
        <draw:rect draw:style-name="gr3" draw:text-style-name="P3" draw:id="id4" draw:layer="layout" svg:width="12.196cm" svg:height="1.189cm" svg:x="4.532cm" svg:y="1.845cm">
          <text:p text:style-name="P2">Obtain sources of SUI</text:p>
        </draw:rect>
        <draw:rect draw:style-name="gr3" draw:text-style-name="P3" draw:id="id3" draw:layer="layout" svg:width="8.938cm" svg:height="1.885cm" svg:x="6.161cm" svg:y="3.937cm">
          <text:p text:style-name="P2">Obtain grammar for </text:p>
          <text:p text:style-name="P2">source language of SUI</text:p>
        </draw:rect>
        <draw:rect draw:style-name="gr4" draw:text-style-name="P3" draw:id="id1" draw:layer="layout" svg:width="6.97cm" svg:height="1.311cm" svg:x="7.145cm" svg:y="6.685cm">
          <text:p text:style-name="P3">Validate grammar</text:p>
        </draw:rect>
        <draw:ellipse draw:style-name="gr5" draw:text-style-name="P3" draw:id="id2" draw:layer="layout" svg:width="3.755cm" svg:height="1.148cm" svg:x="1.004cm" svg:y="5.412cm">
          <text:p text:style-name="P2">Improve</text:p>
        </draw:ellipse>
        <draw:connector draw:style-name="gr6" draw:text-style-name="P1" draw:layer="layout" draw:type="curve" svg:x1="7.145cm" svg:y1="7.34cm" svg:x2="2.881cm" svg:y2="6.56cm" draw:start-shape="id1" draw:start-glue-point="3" draw:end-shape="id2" draw:end-glue-point="2">
          <text:p text:style-name="P2"/>
        </draw:connector>
        <draw:connector draw:style-name="gr6" draw:text-style-name="P1" draw:layer="layout" draw:type="curve" svg:x1="2.881cm" svg:y1="5.412cm" svg:x2="6.161cm" svg:y2="4.879cm" draw:start-shape="id2" draw:start-glue-point="0" draw:end-shape="id3" draw:end-glue-point="3">
          <text:p text:style-name="P2"/>
        </draw:connector>
        <draw:connector draw:style-name="gr6" draw:text-style-name="P1" draw:layer="layout" draw:type="line" svg:x1="10.63cm" svg:y1="3.034cm" svg:x2="10.63cm" svg:y2="3.937cm" draw:start-shape="id4" draw:start-glue-point="2" draw:end-shape="id3">
          <text:p text:style-name="P2"/>
        </draw:connector>
        <draw:connector draw:style-name="gr6" draw:text-style-name="P1" draw:layer="layout" draw:type="line" svg:x1="10.63cm" svg:y1="5.822cm" svg:x2="10.63cm" svg:y2="6.685cm" draw:start-shape="id3" draw:start-glue-point="2" draw:end-shape="id1">
          <text:p text:style-name="P2"/>
        </draw:connector>
        <draw:rect draw:style-name="gr7" draw:text-style-name="P3" draw:id="id12" draw:layer="layout" svg:width="5.576cm" svg:height="1.268cm" svg:x="7.842cm" svg:y="8.736cm">
          <text:p text:style-name="P2">Write queries</text:p>
        </draw:rect>
        <draw:rect draw:style-name="gr8" draw:text-style-name="P3" draw:id="id13" draw:layer="layout" svg:width="8.364cm" svg:height="1.268cm" svg:x="6.448cm" svg:y="10.745cm">
          <text:p text:style-name="P2">Determine needed facts</text:p>
        </draw:rect>
        <draw:rect draw:style-name="gr8" draw:text-style-name="P3" draw:id="id7" draw:layer="layout" svg:width="7.626cm" svg:height="1.268cm" svg:x="6.817cm" svg:y="12.754cm">
          <text:p text:style-name="P2">Obtain fact extractor</text:p>
        </draw:rect>
        <draw:rect draw:style-name="gr4" draw:text-style-name="P3" draw:id="id5" draw:layer="layout" svg:width="8.364cm" svg:height="1.268cm" svg:x="6.448cm" svg:y="14.804cm">
          <text:p text:style-name="P3">Validate extracted facts</text:p>
        </draw:rect>
        <draw:ellipse draw:style-name="gr5" draw:text-style-name="P3" draw:id="id6" draw:layer="layout" svg:width="3.755cm" svg:height="1.148cm" svg:x="1.292cm" svg:y="13.858cm">
          <text:p text:style-name="P2">Improve</text:p>
        </draw:ellipse>
        <draw:rect draw:style-name="gr7" draw:text-style-name="P3" draw:id="id10" draw:layer="layout" svg:width="6.191cm" svg:height="1.268cm" svg:x="7.535cm" svg:y="16.854cm">
          <text:p text:style-name="P2">Execute queries</text:p>
        </draw:rect>
        <draw:rect draw:style-name="gr4" draw:text-style-name="P3" draw:id="id8" draw:layer="layout" svg:width="6.396cm" svg:height="1.268cm" svg:x="7.432cm" svg:y="18.822cm">
          <text:p text:style-name="P3">Validate answers</text:p>
        </draw:rect>
        <draw:rect draw:style-name="gr9" draw:text-style-name="P3" draw:id="id14" draw:layer="layout" svg:width="4.756cm" svg:height="1.268cm" svg:x="8.252cm" svg:y="20.913cm">
          <text:p text:style-name="P2">Use answers</text:p>
        </draw:rect>
        <draw:connector draw:style-name="gr6" draw:text-style-name="P1" draw:layer="layout" draw:type="curve" svg:x1="6.448cm" svg:y1="15.438cm" svg:x2="3.169cm" svg:y2="15.006cm" draw:start-shape="id5" draw:start-glue-point="3" draw:end-shape="id6" draw:end-glue-point="2">
          <text:p text:style-name="P2"/>
        </draw:connector>
        <draw:connector draw:style-name="gr6" draw:text-style-name="P1" draw:layer="layout" draw:type="curve" svg:x1="3.169cm" svg:y1="13.858cm" svg:x2="6.817cm" svg:y2="13.388cm" draw:start-shape="id6" draw:start-glue-point="0" draw:end-shape="id7" draw:end-glue-point="3">
          <text:p text:style-name="P2"/>
        </draw:connector>
        <draw:ellipse draw:style-name="gr5" draw:text-style-name="P3" draw:id="id9" draw:layer="layout" svg:width="3.755cm" svg:height="1.148cm" svg:x="1.416cm" svg:y="17.671cm">
          <text:p text:style-name="P2">Improve</text:p>
        </draw:ellipse>
        <draw:connector draw:style-name="gr6" draw:text-style-name="P1" draw:layer="layout" draw:type="curve" svg:x1="7.432cm" svg:y1="19.456cm" svg:x2="3.293cm" svg:y2="18.819cm" draw:start-shape="id8" draw:start-glue-point="3" draw:end-shape="id9" draw:end-glue-point="2">
          <text:p text:style-name="P2"/>
        </draw:connector>
        <draw:connector draw:style-name="gr6" draw:text-style-name="P1" draw:layer="layout" draw:type="curve" svg:x1="3.293cm" svg:y1="17.671cm" svg:x2="7.535cm" svg:y2="17.488cm" draw:start-shape="id9" draw:start-glue-point="0" draw:end-shape="id10" draw:end-glue-point="3">
          <text:p text:style-name="P2"/>
        </draw:connector>
        <draw:ellipse draw:style-name="gr5" draw:text-style-name="P3" draw:id="id11" draw:layer="layout" svg:width="3.755cm" svg:height="1.148cm" svg:x="16.669cm" svg:y="13.079cm">
          <text:p text:style-name="P2">Improve</text:p>
        </draw:ellipse>
        <draw:connector draw:style-name="gr6" draw:text-style-name="P1" draw:layer="layout" draw:type="curve" svg:x1="13.828cm" svg:y1="19.456cm" svg:x2="18.546cm" svg:y2="14.227cm" draw:start-shape="id8" draw:start-glue-point="1" draw:end-shape="id11" draw:end-glue-point="2">
          <text:p text:style-name="P2"/>
        </draw:connector>
        <draw:connector draw:style-name="gr6" draw:text-style-name="P1" draw:layer="layout" draw:type="curve" svg:x1="18.546cm" svg:y1="13.079cm" svg:x2="13.418cm" svg:y2="9.37cm" draw:start-shape="id11" draw:start-glue-point="0" draw:end-shape="id12" draw:end-glue-point="1">
          <text:p text:style-name="P2"/>
        </draw:connector>
        <draw:connector draw:style-name="gr6" draw:text-style-name="P1" draw:layer="layout" draw:type="line" svg:x1="10.63cm" svg:y1="7.996cm" svg:x2="10.63cm" svg:y2="8.736cm" draw:start-shape="id1" draw:start-glue-point="2" draw:end-shape="id12" draw:end-glue-point="0">
          <text:p text:style-name="P2"/>
        </draw:connector>
        <draw:connector draw:style-name="gr6" draw:text-style-name="P1" draw:layer="layout" draw:type="line" svg:x1="10.63cm" svg:y1="10.004cm" svg:x2="10.63cm" svg:y2="10.745cm" draw:start-shape="id12" draw:start-glue-point="2" draw:end-shape="id13" draw:end-glue-point="0">
          <text:p text:style-name="P2"/>
        </draw:connector>
        <draw:connector draw:style-name="gr6" draw:text-style-name="P1" draw:layer="layout" draw:type="line" svg:x1="10.63cm" svg:y1="12.013cm" svg:x2="10.63cm" svg:y2="12.754cm" draw:start-shape="id13" draw:start-glue-point="2" draw:end-shape="id7" draw:end-glue-point="0">
          <text:p text:style-name="P2"/>
        </draw:connector>
        <draw:connector draw:style-name="gr6" draw:text-style-name="P1" draw:layer="layout" draw:type="line" svg:x1="10.63cm" svg:y1="14.022cm" svg:x2="10.63cm" svg:y2="14.804cm" draw:start-shape="id7" draw:start-glue-point="2" draw:end-shape="id5" draw:end-glue-point="0">
          <text:p text:style-name="P2"/>
        </draw:connector>
        <draw:connector draw:style-name="gr6" draw:text-style-name="P1" draw:layer="layout" draw:type="line" svg:x1="10.63cm" svg:y1="16.072cm" svg:x2="10.63cm" svg:y2="16.854cm" draw:start-shape="id5" draw:start-glue-point="2" draw:end-shape="id10" draw:end-glue-point="0">
          <text:p text:style-name="P2"/>
        </draw:connector>
        <draw:connector draw:style-name="gr6" draw:text-style-name="P1" draw:layer="layout" draw:type="line" svg:x1="10.63cm" svg:y1="18.122cm" svg:x2="10.63cm" svg:y2="18.822cm" draw:start-shape="id10" draw:start-glue-point="2" draw:end-shape="id8" draw:end-glue-point="0">
          <text:p text:style-name="P2"/>
        </draw:connector>
        <draw:connector draw:style-name="gr6" draw:text-style-name="P1" draw:layer="layout" draw:type="line" svg:x1="10.63cm" svg:y1="20.09cm" svg:x2="10.63cm" svg:y2="20.913cm" draw:start-shape="id8" draw:start-glue-point="2" draw:end-shape="id14" draw:end-glue-point="0">
          <text:p text:style-name="P2"/>
        </draw:connector>
        <draw:frame draw:style-name="gr10" draw:layer="layout" svg:width="3.253cm" svg:height="1.025cm" svg:x="1.025cm" svg:y="1.845cm">
          <draw:text-box>
            <text:p text:style-name="P2">Grammar</text:p>
          </draw:text-box>
        </draw:frame>
        <draw:frame draw:style-name="gr10" draw:layer="layout" svg:width="1.793cm" svg:height="1.025cm" svg:x="1.394cm" svg:y="10.537cm">
          <draw:text-box>
            <text:p text:style-name="P2">Facts</text:p>
          </draw:text-box>
        </draw:frame>
        <draw:frame draw:style-name="gr10" draw:layer="layout" svg:width="2.639cm" svg:height="1.025cm" svg:x="17.343cm" svg:y="8.651cm">
          <draw:text-box>
            <text:p text:style-name="P2">Queri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11-20T08:45:33</meta:creation-date>
    <dc:date>2005-03-28T00:23:19</dc:date>
    <dc:language>en-US</dc:language>
    <meta:editing-cycles>11</meta:editing-cycles>
    <meta:editing-duration>PT1H57M30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